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text-indent="0cm" fo:line-height="115%" fo:margin-left="0.635cm" style:writing-mode="lr-tb"/>
    </style:style>
    <style:style style:name="T2_1" style:family="text"/>
    <style:style style:name="T2_2" style:family="text">
      <style:text-properties fo:color="#1155cc" style:text-underline-style="solid" style:text-underline-color="font-color"/>
    </style:style>
    <style:style style:name="P3" style:family="paragraph" style:parent-style-name="Standard">
      <style:paragraph-properties fo:break-before="auto" fo:text-indent="0cm" fo:line-height="115%" fo:margin-left="1.27cm" style:writing-mode="lr-tb"/>
    </style:style>
    <style:style style:name="T3_1" style:family="text"/>
    <style:style style:name="T3_2" style:family="text">
      <style:text-properties fo:color="#1155cc" style:text-underline-style="solid" style:text-underline-color="font-color"/>
    </style:style>
    <style:style style:name="P4" style:family="paragraph" style:parent-style-name="Standard">
      <style:paragraph-properties fo:break-before="auto" fo:text-indent="0cm" fo:line-height="115%" fo:margin-left="1.27cm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text-indent="0cm" fo:line-height="115%" fo:margin-left="0.635cm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15%" fo:margin-left="1.27cm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T6_3" style:family="text"/>
    <style:style style:name="T6_4" style:family="text">
      <style:text-properties fo:color="#1155cc" style:text-underline-style="solid" style:text-underline-color="font-color"/>
    </style:style>
    <style:style style:name="T6_5" style:family="text"/>
    <style:style style:name="T6_6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text-indent="0cm" fo:line-height="115%" fo:margin-left="1.27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text-indent="0cm" fo:line-height="115%" fo:margin-left="1.27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15%" fo:margin-left="0.635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left="1.27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T10_5" style:family="text"/>
    <style:style style:name="T10_6" style:family="text">
      <style:text-properties fo:color="#1155cc" style:text-underline-style="solid" style:text-underline-color="font-color"/>
    </style:style>
    <style:style style:name="T10_7" style:family="text"/>
    <style:style style:name="T10_8" style:family="text">
      <style:text-properties fo:color="#1155cc" style:text-underline-style="solid" style:text-underline-color="font-color"/>
    </style:style>
    <style:style style:name="T10_9" style:family="text"/>
    <style:style style:name="T10_10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left="1.27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line-height="115%" fo:margin-left="1.27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text-indent="0cm" fo:line-height="115%" fo:margin-left="0.635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1.27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T14_3" style:family="text"/>
    <style:style style:name="T14_4" style:family="text">
      <style:text-properties fo:color="#1155cc" style:text-underline-style="solid" style:text-underline-color="font-color"/>
    </style:style>
    <style:style style:name="T14_5" style:family="text"/>
    <style:style style:name="T14_6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15%" fo:margin-left="1.27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T15_3" style:family="text"/>
    <style:style style:name="T15_4" style:family="text">
      <style:text-properties fo:color="#1155cc" style:text-underline-style="solid" style:text-underline-color="font-color"/>
    </style:style>
    <style:style style:name="T15_5" style:family="text"/>
    <style:style style:name="T15_6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margin-left="0.635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15%" fo:margin-left="0.635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P20" style:family="paragraph" style:parent-style-name="Heading_20_1">
      <style:paragraph-properties fo:break-before="auto" fo:line-height="115%" fo:margin-top="0.847cm" style:writing-mode="lr-tb"/>
    </style:style>
    <style:style style:name="T20_1" style:family="text">
      <style:text-properties fo:font-size="23pt" style:font-size-asian="23pt" style:font-size-complex="23pt" fo:font-weight="bold" style:font-weight-asian="bold" style:font-weight-complex="bold"/>
    </style:style>
    <style:style style:name="P21" style:family="paragraph" style:parent-style-name="Heading_20_2">
      <style:paragraph-properties fo:break-before="auto" fo:line-height="115%" style:writing-mode="lr-tb"/>
    </style:style>
    <style:style style:name="T21_1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P24" style:family="paragraph" style:parent-style-name="Heading_20_2">
      <style:paragraph-properties fo:break-before="auto" fo:line-height="115%" style:writing-mode="lr-tb"/>
    </style:style>
    <style:style style:name="T24_1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P26" style:family="paragraph" style:parent-style-name="Heading_20_1">
      <style:paragraph-properties fo:break-before="auto" fo:line-height="115%" fo:margin-top="0.847cm" style:writing-mode="lr-tb"/>
    </style:style>
    <style:style style:name="T26_1" style:family="text">
      <style:text-properties fo:font-size="23pt" style:font-size-asian="23pt" style:font-size-complex="23pt" fo:font-weight="bold" style:font-weight-asian="bold" style:font-weight-complex="bold"/>
    </style:style>
    <style:style style:name="P27" style:family="paragraph" style:parent-style-name="Heading_20_2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P29" style:family="paragraph" style:parent-style-name="Heading_20_2">
      <style:paragraph-properties fo:break-before="auto" fo:line-height="115%" style:writing-mode="lr-tb"/>
    </style:style>
    <style:style style:name="T29_1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Heading_20_2">
      <style:paragraph-properties fo:break-before="auto" fo:line-height="115%" style:writing-mode="lr-tb"/>
    </style:style>
    <style:style style:name="T34_1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P38" style:family="paragraph" style:parent-style-name="Standard">
      <style:paragraph-properties fo:break-before="auto" fo:line-height="115%" style:writing-mode="lr-tb"/>
      <style:text-properties fo:font-size="23pt" style:font-size-asian="23pt" style:font-size-complex="23pt" fo:font-weight="bold" style:font-weight-asian="bold" style:font-weight-complex="bold"/>
    </style:style>
    <style:style style:name="P39" style:family="paragraph" style:parent-style-name="Heading_20_1">
      <style:paragraph-properties fo:break-before="auto" fo:line-height="115%" fo:margin-top="0.847cm" style:writing-mode="lr-tb"/>
    </style:style>
    <style:style style:name="T39_1" style:family="text">
      <style:text-properties fo:font-size="23pt" style:font-size-asian="23pt" style:font-size-complex="23pt" fo:font-weight="bold" style:font-weight-asian="bold" style:font-weight-complex="bold"/>
    </style:style>
    <style:style style:name="P40" style:family="paragraph" style:parent-style-name="Heading_20_2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P42" style:family="paragraph" style:parent-style-name="Heading_20_2">
      <style:paragraph-properties fo:break-before="auto" fo:line-height="115%" style:writing-mode="lr-tb"/>
    </style:style>
    <style:style style:name="T42_1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T43_77" style:family="text"/>
    <style:style style:name="T43_78" style:family="text"/>
    <style:style style:name="T43_79" style:family="text"/>
    <style:style style:name="T43_80" style:family="text"/>
    <style:style style:name="T43_81" style:family="text"/>
    <style:style style:name="T43_82" style:family="text"/>
    <style:style style:name="T43_83" style:family="text"/>
    <style:style style:name="T43_84" style:family="text"/>
    <style:style style:name="T43_85" style:family="text"/>
    <style:style style:name="T43_86" style:family="text"/>
    <style:style style:name="T43_87" style:family="text"/>
    <style:style style:name="T43_88" style:family="text"/>
    <style:style style:name="T43_89" style:family="text"/>
    <style:style style:name="T43_90" style:family="text"/>
    <style:style style:name="T43_91" style:family="text"/>
    <style:style style:name="T43_92" style:family="text"/>
    <style:style style:name="T43_93" style:family="text"/>
    <style:style style:name="T43_94" style:family="text"/>
    <style:style style:name="T43_95" style:family="text"/>
    <style:style style:name="T43_96" style:family="text"/>
    <style:style style:name="T43_97" style:family="text"/>
    <style:style style:name="T43_98" style:family="text"/>
    <style:style style:name="T43_99" style:family="text"/>
    <style:style style:name="T43_100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P45" style:family="paragraph" style:parent-style-name="Heading_20_2">
      <style:paragraph-properties fo:break-before="auto" fo:line-height="115%" style:writing-mode="lr-tb"/>
    </style:style>
    <style:style style:name="T45_1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P48" style:family="paragraph" style:parent-style-name="Heading_20_1">
      <style:paragraph-properties fo:break-before="auto" fo:line-height="115%" fo:margin-top="0.847cm" style:writing-mode="lr-tb"/>
    </style:style>
    <style:style style:name="T48_1" style:family="text">
      <style:text-properties fo:font-size="23pt" style:font-size-asian="23pt" style:font-size-complex="23pt" fo:font-weight="bold" style:font-weight-asian="bold" style:font-weight-complex="bold"/>
    </style:style>
    <style:style style:name="P49" style:family="paragraph" style:parent-style-name="Heading_20_2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T53_72" style:family="text"/>
    <style:style style:name="T53_73" style:family="text"/>
    <style:style style:name="T53_74" style:family="text"/>
    <style:style style:name="T53_75" style:family="text"/>
    <style:style style:name="T53_76" style:family="text"/>
    <style:style style:name="T53_77" style:family="text"/>
    <style:style style:name="T53_78" style:family="text"/>
    <style:style style:name="T53_79" style:family="text"/>
    <style:style style:name="T53_80" style:family="text"/>
    <style:style style:name="T53_81" style:family="text"/>
    <style:style style:name="T53_82" style:family="text"/>
    <style:style style:name="T53_83" style:family="text"/>
    <style:style style:name="T53_84" style:family="text"/>
    <style:style style:name="T53_85" style:family="text"/>
    <style:style style:name="T53_86" style:family="text"/>
    <style:style style:name="T53_87" style:family="text"/>
    <style:style style:name="T53_88" style:family="text"/>
    <style:style style:name="T53_89" style:family="text"/>
    <style:style style:name="T53_90" style:family="text"/>
    <style:style style:name="T53_91" style:family="text"/>
    <style:style style:name="T53_92" style:family="text"/>
    <style:style style:name="T53_93" style:family="text"/>
    <style:style style:name="T53_94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Heading_20_2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  <style:text-properties fo:font-size="23pt" style:font-size-asian="23pt" style:font-size-complex="23pt" fo:font-weight="bold" style:font-weight-asian="bold" style:font-weight-complex="bold"/>
    </style:style>
    <style:style style:name="P59" style:family="paragraph" style:parent-style-name="Heading_20_1">
      <style:paragraph-properties fo:break-before="auto" fo:line-height="115%" fo:margin-top="0.847cm" style:writing-mode="lr-tb"/>
    </style:style>
    <style:style style:name="T59_1" style:family="text">
      <style:text-properties fo:font-size="23pt" style:font-size-asian="23pt" style:font-size-complex="23pt" fo:font-weight="bold" style:font-weight-asian="bold" style:font-weight-complex="bold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P61" style:family="paragraph" style:parent-style-name="Heading_20_1">
      <style:paragraph-properties fo:break-before="auto" fo:line-height="115%" fo:margin-top="0.847cm" style:writing-mode="lr-tb"/>
    </style:style>
    <style:style style:name="T61_1" style:family="text">
      <style:text-properties fo:font-size="23pt" style:font-size-asian="23pt" style:font-size-complex="23pt" fo:font-weight="bold" style:font-weight-asian="bold" style:font-weight-complex="bold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</office:automatic-styles>
  <office:body>
    <office:text>
      <text:p text:style-name="P1"/>
      <text:p text:style-name="P2"><text:span text:style-name="T2_1"><text:a xlink:type="simple" xlink:href="#h.yj7f9zsz80h2"><text:span text:style-name="T2_2">Functional</text:span></text:a></text:span></text:p>
      <text:p text:style-name="P3"><text:span text:style-name="T3_1"><text:a xlink:type="simple" xlink:href="#h.dgclhrugmvaa"><text:span text:style-name="T3_2">Features</text:span></text:a></text:span></text:p>
      <text:p text:style-name="P4"><text:span text:style-name="T4_1"><text:a xlink:type="simple" xlink:href="#h.osuc3g7ipuh"><text:span text:style-name="T4_2">Security</text:span></text:a></text:span></text:p>
      <text:p text:style-name="P5"><text:span text:style-name="T5_1"><text:a xlink:type="simple" xlink:href="#h.c0rrg3jz3nlr"><text:span text:style-name="T5_2">Usability</text:span></text:a></text:span></text:p>
      <text:p text:style-name="P6"><text:span text:style-name="T6_1"><text:a xlink:type="simple" xlink:href="#h.op5zp86cpeck"><text:span text:style-name="T6_2">Human</text:span></text:a></text:span><text:span text:style-name="T6_3"><text:a xlink:type="simple" xlink:href="#h.op5zp86cpeck"><text:span text:style-name="T6_4"><text:s/></text:span></text:a></text:span><text:span text:style-name="T6_5"><text:a xlink:type="simple" xlink:href="#h.op5zp86cpeck"><text:span text:style-name="T6_6">Factors</text:span></text:a></text:span></text:p>
      <text:p text:style-name="P7"><text:span text:style-name="T7_1"><text:a xlink:type="simple" xlink:href="#h.mgytownzlp8o"><text:span text:style-name="T7_2">Documentation</text:span></text:a></text:span></text:p>
      <text:p text:style-name="P8"><text:span text:style-name="T8_1"><text:a xlink:type="simple" xlink:href="#h.tfgutfuzp2bv"><text:span text:style-name="T8_2">Help</text:span></text:a></text:span></text:p>
      <text:p text:style-name="P9"><text:span text:style-name="T9_1"><text:a xlink:type="simple" xlink:href="#h.jey5a6cybqn"><text:span text:style-name="T9_2">Reliability</text:span></text:a></text:span></text:p>
      <text:p text:style-name="P10"><text:span text:style-name="T10_1"><text:a xlink:type="simple" xlink:href="#h.53qrek5p2gqi"><text:span text:style-name="T10_2">Frequency</text:span></text:a></text:span><text:span text:style-name="T10_3"><text:a xlink:type="simple" xlink:href="#h.53qrek5p2gqi"><text:span text:style-name="T10_4"><text:s/></text:span></text:a></text:span><text:span text:style-name="T10_5"><text:a xlink:type="simple" xlink:href="#h.53qrek5p2gqi"><text:span text:style-name="T10_6">of</text:span></text:a></text:span><text:span text:style-name="T10_7"><text:a xlink:type="simple" xlink:href="#h.53qrek5p2gqi"><text:span text:style-name="T10_8"><text:s/></text:span></text:a></text:span><text:span text:style-name="T10_9"><text:a xlink:type="simple" xlink:href="#h.53qrek5p2gqi"><text:span text:style-name="T10_10">failure</text:span></text:a></text:span></text:p>
      <text:p text:style-name="P11"><text:span text:style-name="T11_1"><text:a xlink:type="simple" xlink:href="#h.8smt2i7zvy2y"><text:span text:style-name="T11_2">Recoverability</text:span></text:a></text:span></text:p>
      <text:p text:style-name="P12"><text:span text:style-name="T12_1"><text:a xlink:type="simple" xlink:href="#h.mwiu3l1jfkh"><text:span text:style-name="T12_2">Predictability</text:span></text:a></text:span></text:p>
      <text:p text:style-name="P13"><text:span text:style-name="T13_1"><text:a xlink:type="simple" xlink:href="#h.ns3j9i2qc6lq"><text:span text:style-name="T13_2">Performance</text:span></text:a></text:span></text:p>
      <text:p text:style-name="P14"><text:span text:style-name="T14_1"><text:a xlink:type="simple" xlink:href="#h.44gecntzrxno"><text:span text:style-name="T14_2">Response</text:span></text:a></text:span><text:span text:style-name="T14_3"><text:a xlink:type="simple" xlink:href="#h.44gecntzrxno"><text:span text:style-name="T14_4"><text:s/></text:span></text:a></text:span><text:span text:style-name="T14_5"><text:a xlink:type="simple" xlink:href="#h.44gecntzrxno"><text:span text:style-name="T14_6">time</text:span></text:a></text:span></text:p>
      <text:p text:style-name="P15"><text:span text:style-name="T15_1"><text:a xlink:type="simple" xlink:href="#h.oe7765e79zo6"><text:span text:style-name="T15_2">Resource</text:span></text:a></text:span><text:span text:style-name="T15_3"><text:a xlink:type="simple" xlink:href="#h.oe7765e79zo6"><text:span text:style-name="T15_4"><text:s/></text:span></text:a></text:span><text:span text:style-name="T15_5"><text:a xlink:type="simple" xlink:href="#h.oe7765e79zo6"><text:span text:style-name="T15_6">usage</text:span></text:a></text:span></text:p>
      <text:p text:style-name="P16"><text:span text:style-name="T16_1"><text:a xlink:type="simple" xlink:href="#h.bhejy77s6icm"><text:span text:style-name="T16_2">Supportability</text:span></text:a></text:span></text:p>
      <text:p text:style-name="P17"><text:span text:style-name="T17_1"><text:a xlink:type="simple" xlink:href="#h.b8x2s7t0q5e8"><text:span text:style-name="T17_2">Legal</text:span></text:a></text:span></text:p>
      <text:p text:style-name="P18"/>
      <text:p text:style-name="P19"><text:span text:style-name="T19_1"><text:tab/><text:s/><text:tab/><text:s/><text:tab/><text:s/><text:tab/></text:span></text:p>
      <text:h text:style-name="P20" text:outline-level="10"><text:bookmark-start text:name="h.yj7f9zsz80h2"/><text:bookmark-end text:name="h.yj7f9zsz80h2"/><text:span text:style-name="T20_1">Functional</text:span></text:h>
      <text:h text:style-name="P21" text:outline-level="10"><text:bookmark-start text:name="h.dgclhrugmvaa"/><text:bookmark-end text:name="h.dgclhrugmvaa"/><text:span text:style-name="T21_1">Features</text:span></text:h>
      <text:p text:style-name="P22"><text:span text:style-name="T22_1">The</text:span><text:span text:style-name="T22_2"><text:s/></text:span><text:span text:style-name="T22_3">program</text:span><text:span text:style-name="T22_4"><text:s/></text:span><text:span text:style-name="T22_5">will</text:span><text:span text:style-name="T22_6"><text:s/></text:span><text:span text:style-name="T22_7">be</text:span><text:span text:style-name="T22_8"><text:s/></text:span><text:span text:style-name="T22_9">a</text:span><text:span text:style-name="T22_10"><text:s/></text:span><text:span text:style-name="T22_11">standalone</text:span><text:span text:style-name="T22_12"><text:s/></text:span><text:span text:style-name="T22_13">application</text:span><text:span text:style-name="T22_14"><text:s/></text:span><text:span text:style-name="T22_15">that</text:span><text:span text:style-name="T22_16"><text:s/></text:span><text:span text:style-name="T22_17">have</text:span><text:span text:style-name="T22_18"><text:s/></text:span><text:span text:style-name="T22_19">the</text:span><text:span text:style-name="T22_20"><text:s/></text:span><text:span text:style-name="T22_21">features</text:span><text:span text:style-name="T22_22"><text:s/></text:span><text:span text:style-name="T22_23">to</text:span><text:span text:style-name="T22_24"><text:s/></text:span><text:span text:style-name="T22_25">create</text:span><text:span text:style-name="T22_26"><text:s/></text:span><text:span text:style-name="T22_27">certificates</text:span><text:span text:style-name="T22_28">,<text:s/></text:span><text:span text:style-name="T22_29">certificate</text:span><text:span text:style-name="T22_30"><text:s/></text:span><text:span text:style-name="T22_31">templates</text:span><text:span text:style-name="T22_32"><text:s/></text:span><text:span text:style-name="T22_33">and</text:span><text:span text:style-name="T22_34"><text:s/></text:span><text:span text:style-name="T22_35">courses</text:span><text:span text:style-name="T22_36"><text:s/></text:span><text:span text:style-name="T22_37">attaching</text:span><text:span text:style-name="T22_38"><text:s/></text:span><text:span text:style-name="T22_39">material</text:span><text:span text:style-name="T22_40">,<text:s/></text:span><text:span text:style-name="T22_41">add</text:span><text:span text:style-name="T22_42"><text:s/></text:span><text:span text:style-name="T22_43">course</text:span><text:span text:style-name="T22_44"><text:s/></text:span><text:span text:style-name="T22_45">responsible</text:span><text:span text:style-name="T22_46"><text:s/></text:span><text:span text:style-name="T22_47">and</text:span><text:span text:style-name="T22_48"><text:s/></text:span><text:span text:style-name="T22_49">participants</text:span><text:span text:style-name="T22_50">,<text:s/></text:span><text:span text:style-name="T22_51">send</text:span><text:span text:style-name="T22_52"><text:s/></text:span><text:span text:style-name="T22_53">the</text:span><text:span text:style-name="T22_54"><text:s/></text:span><text:span text:style-name="T22_55">certificates</text:span><text:span text:style-name="T22_56"><text:s/></text:span><text:span text:style-name="T22_57">using</text:span><text:span text:style-name="T22_58"><text:s/></text:span><text:span text:style-name="T22_59">an</text:span><text:span text:style-name="T22_60"><text:s/></text:span><text:span text:style-name="T22_61">SMTP</text:span><text:span text:style-name="T22_62"><text:s/></text:span><text:span text:style-name="T22_63">server</text:span><text:span text:style-name="T22_64">.<text:s/></text:span><text:span text:style-name="T22_65">The</text:span><text:span text:style-name="T22_66"><text:s/></text:span><text:span text:style-name="T22_67">material</text:span><text:span text:style-name="T22_68"><text:s/></text:span><text:span text:style-name="T22_69">will</text:span><text:span text:style-name="T22_70"><text:s/></text:span><text:span text:style-name="T22_71">be</text:span><text:span text:style-name="T22_72"><text:s/></text:span><text:span text:style-name="T22_73">uploaded</text:span><text:span text:style-name="T22_74"><text:s/></text:span><text:span text:style-name="T22_75">through</text:span><text:span text:style-name="T22_76"><text:s/></text:span><text:span text:style-name="T22_77">FTP</text:span><text:span text:style-name="T22_78">.</text:span></text:p>
      <text:p text:style-name="P23"><text:span text:style-name="T23_1">Generation</text:span><text:span text:style-name="T23_2"><text:s/></text:span><text:span text:style-name="T23_3">of</text:span><text:span text:style-name="T23_4"><text:s/></text:span><text:span text:style-name="T23_5">certificate</text:span><text:span text:style-name="T23_6"><text:s/></text:span><text:span text:style-name="T23_7">templates</text:span><text:span text:style-name="T23_8"><text:s/></text:span><text:span text:style-name="T23_9">will</text:span><text:span text:style-name="T23_10"><text:s/></text:span><text:span text:style-name="T23_11">use</text:span><text:span text:style-name="T23_12"><text:s/>“</text:span><text:span text:style-name="T23_13">Drag</text:span><text:span text:style-name="T23_14"><text:s/>‘</text:span><text:span text:style-name="T23_15">n</text:span><text:span text:style-name="T23_16">’<text:s/></text:span><text:span text:style-name="T23_17">Drop</text:span><text:span text:style-name="T23_18">”<text:s/></text:span><text:span text:style-name="T23_19">functionality</text:span><text:span text:style-name="T23_20"><text:s/></text:span><text:span text:style-name="T23_21">to</text:span><text:span text:style-name="T23_22"><text:s/></text:span><text:span text:style-name="T23_23">place</text:span><text:span text:style-name="T23_24"><text:s/></text:span><text:span text:style-name="T23_25">placeholders</text:span><text:span text:style-name="T23_26">.</text:span></text:p>
      <text:h text:style-name="P24" text:outline-level="10"><text:bookmark-start text:name="h.osuc3g7ipuh"/><text:bookmark-end text:name="h.osuc3g7ipuh"/><text:span text:style-name="T24_1">Security</text:span></text:h>
      <text:p text:style-name="P25"><text:span text:style-name="T25_1">The</text:span><text:span text:style-name="T25_2"><text:s/></text:span><text:span text:style-name="T25_3">security</text:span><text:span text:style-name="T25_4"><text:s/></text:span><text:span text:style-name="T25_5">have</text:span><text:span text:style-name="T25_6"><text:s/></text:span><text:span text:style-name="T25_7">low</text:span><text:span text:style-name="T25_8"><text:s/></text:span><text:span text:style-name="T25_9">priority</text:span><text:span text:style-name="T25_10"><text:s/></text:span><text:span text:style-name="T25_11">since</text:span><text:span text:style-name="T25_12"><text:s/></text:span><text:span text:style-name="T25_13">it</text:span><text:span text:style-name="T25_14"><text:s/></text:span><text:span text:style-name="T25_15">mainly</text:span><text:span text:style-name="T25_16"><text:s/></text:span><text:span text:style-name="T25_17">lies</text:span><text:span text:style-name="T25_18"><text:s/></text:span><text:span text:style-name="T25_19">on</text:span><text:span text:style-name="T25_20"><text:s/></text:span><text:span text:style-name="T25_21">server</text:span><text:span text:style-name="T25_22"><text:s/></text:span><text:span text:style-name="T25_23">side</text:span><text:span text:style-name="T25_24"><text:s/></text:span><text:span text:style-name="T25_25">and</text:span><text:span text:style-name="T25_26"><text:s/></text:span><text:span text:style-name="T25_27">since</text:span><text:span text:style-name="T25_28"><text:s/></text:span><text:span text:style-name="T25_29">it</text:span><text:span text:style-name="T25_30">’</text:span><text:span text:style-name="T25_31">s</text:span><text:span text:style-name="T25_32"><text:s/></text:span><text:span text:style-name="T25_33">only</text:span><text:span text:style-name="T25_34"><text:s/></text:span><text:span text:style-name="T25_35">trusted</text:span><text:span text:style-name="T25_36"><text:s/></text:span><text:span text:style-name="T25_37">users</text:span><text:span text:style-name="T25_38"><text:s/></text:span><text:span text:style-name="T25_39">that</text:span><text:span text:style-name="T25_40"><text:s/></text:span><text:span text:style-name="T25_41">can</text:span><text:span text:style-name="T25_42"><text:s/></text:span><text:span text:style-name="T25_43">do</text:span><text:span text:style-name="T25_44"><text:s/></text:span></text:p>
      <text:h text:style-name="P26" text:outline-level="10"><text:bookmark-start text:name="h.c0rrg3jz3nlr"/><text:bookmark-end text:name="h.c0rrg3jz3nlr"/><text:span text:style-name="T26_1">Usability</text:span></text:h>
      <text:h text:style-name="P27" text:outline-level="10"><text:bookmark-start text:name="h.op5zp86cpeck"/><text:bookmark-end text:name="h.op5zp86cpeck"/><text:span text:style-name="T27_1">Human</text:span><text:span text:style-name="T27_2"><text:s/></text:span><text:span text:style-name="T27_3">Factors</text:span></text:h>
      <text:p text:style-name="P28"><text:span text:style-name="T28_1">No</text:span><text:span text:style-name="T28_2"><text:s/></text:span><text:span text:style-name="T28_3">flashing</text:span><text:span text:style-name="T28_4"><text:s/></text:span><text:span text:style-name="T28_5">colors</text:span><text:span text:style-name="T28_6"><text:s/></text:span><text:span text:style-name="T28_7">or</text:span><text:span text:style-name="T28_8"><text:s/></text:span><text:span text:style-name="T28_9">rapidly</text:span><text:span text:style-name="T28_10"><text:s/></text:span><text:span text:style-name="T28_11">changing</text:span><text:span text:style-name="T28_12"><text:s/></text:span><text:span text:style-name="T28_13">color</text:span><text:span text:style-name="T28_14"><text:s/></text:span><text:span text:style-name="T28_15">schemes</text:span><text:span text:style-name="T28_16"><text:s/></text:span><text:span text:style-name="T28_17">due</text:span><text:span text:style-name="T28_18"><text:s/></text:span><text:span text:style-name="T28_19">to</text:span><text:span text:style-name="T28_20"><text:s/></text:span><text:span text:style-name="T28_21">the</text:span><text:span text:style-name="T28_22"><text:s/></text:span><text:span text:style-name="T28_23">users</text:span><text:span text:style-name="T28_24"><text:s/></text:span><text:span text:style-name="T28_25">might</text:span><text:span text:style-name="T28_26"><text:s/></text:span><text:span text:style-name="T28_27">have</text:span><text:span text:style-name="T28_28"><text:s/></text:span><text:span text:style-name="T28_29">photosensitive</text:span><text:span text:style-name="T28_30"><text:s/></text:span><text:span text:style-name="T28_31">epilepsy</text:span><text:span text:style-name="T28_32">.</text:span></text:p>
      <text:h text:style-name="P29" text:outline-level="10"><text:bookmark-start text:name="h.mgytownzlp8o"/><text:bookmark-end text:name="h.mgytownzlp8o"/><text:span text:style-name="T29_1">Documentation</text:span></text:h>
      <text:p text:style-name="P30"><text:span text:style-name="T30_1">Documentation</text:span><text:span text:style-name="T30_2"><text:s/></text:span><text:span text:style-name="T30_3">consists</text:span><text:span text:style-name="T30_4"><text:s/></text:span><text:span text:style-name="T30_5">of</text:span><text:span text:style-name="T30_6"><text:s/></text:span><text:span text:style-name="T30_7">code</text:span><text:span text:style-name="T30_8"><text:s/></text:span><text:span text:style-name="T30_9">commenting</text:span><text:span text:style-name="T30_10"><text:s/></text:span><text:span text:style-name="T30_11">when</text:span><text:span text:style-name="T30_12"><text:s/></text:span><text:span text:style-name="T30_13">the</text:span><text:span text:style-name="T30_14"><text:s/></text:span><text:span text:style-name="T30_15">source</text:span><text:span text:style-name="T30_16"><text:s/></text:span><text:span text:style-name="T30_17">code</text:span><text:span text:style-name="T30_18"><text:s/></text:span><text:span text:style-name="T30_19">is</text:span><text:span text:style-name="T30_20"><text:s/></text:span><text:span text:style-name="T30_21">supplied</text:span><text:span text:style-name="T30_22"><text:s/></text:span><text:span text:style-name="T30_23">and</text:span><text:span text:style-name="T30_24"><text:s/></text:span><text:span text:style-name="T30_25">the</text:span><text:span text:style-name="T30_26"><text:s/></text:span><text:span text:style-name="T30_27">use</text:span><text:span text:style-name="T30_28"><text:s/></text:span><text:span text:style-name="T30_29">of</text:span><text:span text:style-name="T30_30"><text:s/></text:span><text:span text:style-name="T30_31">the</text:span><text:span text:style-name="T30_32"><text:s/></text:span><text:span text:style-name="T30_33">program</text:span><text:span text:style-name="T30_34"><text:s/></text:span><text:span text:style-name="T30_35">itself</text:span><text:span text:style-name="T30_36"><text:s/></text:span><text:span text:style-name="T30_37">is</text:span><text:span text:style-name="T30_38"><text:s/></text:span><text:span text:style-name="T30_39">documented</text:span><text:span text:style-name="T30_40"><text:s/></text:span><text:span text:style-name="T30_41">with</text:span><text:span text:style-name="T30_42"><text:s/></text:span><text:span text:style-name="T30_43">a</text:span><text:span text:style-name="T30_44"><text:s/></text:span><text:span text:style-name="T30_45">manual</text:span><text:span text:style-name="T30_46">.</text:span></text:p>
      <text:p text:style-name="P31"><text:span text:style-name="T31_1">A</text:span><text:span text:style-name="T31_2"><text:s/></text:span><text:span text:style-name="T31_3">javadoc</text:span><text:span text:style-name="T31_4"><text:s/></text:span><text:span text:style-name="T31_5">is</text:span><text:span text:style-name="T31_6"><text:s/></text:span><text:span text:style-name="T31_7">also</text:span><text:span text:style-name="T31_8"><text:s/></text:span><text:span text:style-name="T31_9">supplied</text:span><text:span text:style-name="T31_10"><text:s/></text:span><text:span text:style-name="T31_11">with</text:span><text:span text:style-name="T31_12"><text:s/></text:span><text:span text:style-name="T31_13">the</text:span><text:span text:style-name="T31_14"><text:s/></text:span><text:span text:style-name="T31_15">source</text:span><text:span text:style-name="T31_16"><text:s/></text:span><text:span text:style-name="T31_17">code</text:span><text:span text:style-name="T31_18">.</text:span></text:p>
      <text:p text:style-name="P32"/>
      <text:p text:style-name="P33"/>
      <text:h text:style-name="P34" text:outline-level="10"><text:bookmark-start text:name="h.tfgutfuzp2bv"/><text:bookmark-end text:name="h.tfgutfuzp2bv"/><text:span text:style-name="T34_1">Help</text:span></text:h>
      <text:p text:style-name="P35"><text:span text:style-name="T35_1">Error</text:span><text:span text:style-name="T35_2"><text:s/></text:span><text:span text:style-name="T35_3">messages</text:span><text:span text:style-name="T35_4"><text:s/></text:span><text:span text:style-name="T35_5">should</text:span><text:span text:style-name="T35_6"><text:s/></text:span><text:span text:style-name="T35_7">be</text:span><text:span text:style-name="T35_8"><text:s/></text:span><text:span text:style-name="T35_9">displayed</text:span><text:span text:style-name="T35_10"><text:s/></text:span><text:span text:style-name="T35_11">in</text:span><text:span text:style-name="T35_12"><text:s/></text:span><text:span text:style-name="T35_13">common</text:span><text:span text:style-name="T35_14"><text:s/></text:span><text:span text:style-name="T35_15">english</text:span><text:span text:style-name="T35_16"><text:s/></text:span><text:span text:style-name="T35_17">and</text:span><text:span text:style-name="T35_18"><text:s/></text:span><text:span text:style-name="T35_19">not</text:span><text:span text:style-name="T35_20"><text:s/></text:span><text:span text:style-name="T35_21">messages</text:span><text:span text:style-name="T35_22"><text:s/></text:span><text:span text:style-name="T35_23">like</text:span><text:span text:style-name="T35_24"><text:s/>“</text:span><text:span text:style-name="T35_25">error</text:span><text:span text:style-name="T35_26">:<text:s/>45”.</text:span></text:p>
      <text:p text:style-name="P36"/>
      <text:p text:style-name="P37"><text:span text:style-name="T37_1">If</text:span><text:span text:style-name="T37_2"><text:s/></text:span><text:span text:style-name="T37_3">incorrect</text:span><text:span text:style-name="T37_4"><text:s/></text:span><text:span text:style-name="T37_5">information</text:span><text:span text:style-name="T37_6"><text:s/></text:span><text:span text:style-name="T37_7">is</text:span><text:span text:style-name="T37_8"><text:s/></text:span><text:span text:style-name="T37_9">entered</text:span><text:span text:style-name="T37_10"><text:s/></text:span><text:span text:style-name="T37_11">the</text:span><text:span text:style-name="T37_12"><text:s/></text:span><text:span text:style-name="T37_13">user</text:span><text:span text:style-name="T37_14"><text:s/></text:span><text:span text:style-name="T37_15">should</text:span><text:span text:style-name="T37_16"><text:s/></text:span><text:span text:style-name="T37_17">be</text:span><text:span text:style-name="T37_18"><text:s/></text:span><text:span text:style-name="T37_19">made</text:span><text:span text:style-name="T37_20"><text:s/></text:span><text:span text:style-name="T37_21">aware</text:span><text:span text:style-name="T37_22"><text:s/></text:span><text:span text:style-name="T37_23">of</text:span><text:span text:style-name="T37_24"><text:s/></text:span><text:span text:style-name="T37_25">it</text:span><text:span text:style-name="T37_26"><text:s/>(</text:span><text:span text:style-name="T37_27">such</text:span><text:span text:style-name="T37_28"><text:s/></text:span><text:span text:style-name="T37_29">as</text:span><text:span text:style-name="T37_30"><text:s/>“</text:span><text:span text:style-name="T37_31">abc</text:span><text:span text:style-name="T37_32">”<text:s/></text:span><text:span text:style-name="T37_33">where</text:span><text:span text:style-name="T37_34"><text:s/></text:span><text:span text:style-name="T37_35">a</text:span><text:span text:style-name="T37_36"><text:s/></text:span><text:span text:style-name="T37_37">number</text:span><text:span text:style-name="T37_38"><text:s/></text:span><text:span text:style-name="T37_39">is</text:span><text:span text:style-name="T37_40"><text:s/></text:span><text:span text:style-name="T37_41">required</text:span><text:span text:style-name="T37_42">”</text:span></text:p>
      <text:p text:style-name="P38"/>
      <text:h text:style-name="P39" text:outline-level="10"><text:bookmark-start text:name="h.jey5a6cybqn"/><text:bookmark-end text:name="h.jey5a6cybqn"/><text:span text:style-name="T39_1">Reliability</text:span></text:h>
      <text:h text:style-name="P40" text:outline-level="10"><text:bookmark-start text:name="h.53qrek5p2gqi"/><text:bookmark-end text:name="h.53qrek5p2gqi"/><text:span text:style-name="T40_1">Frequency</text:span><text:span text:style-name="T40_2"><text:s/></text:span><text:span text:style-name="T40_3">of</text:span><text:span text:style-name="T40_4"><text:s/></text:span><text:span text:style-name="T40_5">failure</text:span></text:h>
      <text:p text:style-name="P41"><text:span text:style-name="T41_1">We</text:span><text:span text:style-name="T41_2"><text:s/></text:span><text:span text:style-name="T41_3">expect</text:span><text:span text:style-name="T41_4"><text:s/></text:span><text:span text:style-name="T41_5">the</text:span><text:span text:style-name="T41_6"><text:s/></text:span><text:span text:style-name="T41_7">rate</text:span><text:span text:style-name="T41_8"><text:s/></text:span><text:span text:style-name="T41_9">of</text:span><text:span text:style-name="T41_10"><text:s/></text:span><text:span text:style-name="T41_11">failures</text:span><text:span text:style-name="T41_12"><text:s/></text:span><text:span text:style-name="T41_13">will</text:span><text:span text:style-name="T41_14"><text:s/></text:span><text:span text:style-name="T41_15">be</text:span><text:span text:style-name="T41_16"><text:s/></text:span><text:span text:style-name="T41_17">low</text:span><text:span text:style-name="T41_18"><text:s/></text:span><text:span text:style-name="T41_19">due</text:span><text:span text:style-name="T41_20"><text:s/></text:span><text:span text:style-name="T41_21">to</text:span><text:span text:style-name="T41_22"><text:s/></text:span><text:span text:style-name="T41_23">high</text:span><text:span text:style-name="T41_24"><text:s/></text:span><text:span text:style-name="T41_25">error</text:span><text:span text:style-name="T41_26"><text:s/></text:span><text:span text:style-name="T41_27">handling</text:span><text:span text:style-name="T41_28"><text:s/></text:span><text:span text:style-name="T41_29">and</text:span><text:span text:style-name="T41_30"><text:s/></text:span><text:span text:style-name="T41_31">few</text:span><text:span text:style-name="T41_32"><text:s/></text:span><text:span text:style-name="T41_33">places</text:span><text:span text:style-name="T41_34"><text:s/></text:span><text:span text:style-name="T41_35">that</text:span><text:span text:style-name="T41_36"><text:s/></text:span><text:span text:style-name="T41_37">can</text:span><text:span text:style-name="T41_38"><text:s/></text:span><text:span text:style-name="T41_39">go</text:span><text:span text:style-name="T41_40"><text:s/></text:span><text:span text:style-name="T41_41">wrong</text:span><text:span text:style-name="T41_42">.<text:s/></text:span><text:span text:style-name="T41_43">The</text:span><text:span text:style-name="T41_44"><text:s/></text:span><text:span text:style-name="T41_45">failures</text:span><text:span text:style-name="T41_46"><text:s/></text:span><text:span text:style-name="T41_47">that</text:span><text:span text:style-name="T41_48"><text:s/></text:span><text:span text:style-name="T41_49">might</text:span><text:span text:style-name="T41_50"><text:s/></text:span><text:span text:style-name="T41_51">take</text:span><text:span text:style-name="T41_52"><text:s/></text:span><text:span text:style-name="T41_53">place</text:span><text:span text:style-name="T41_54"><text:s/></text:span><text:span text:style-name="T41_55">would</text:span><text:span text:style-name="T41_56"><text:s/></text:span><text:span text:style-name="T41_57">be</text:span><text:span text:style-name="T41_58"><text:s/></text:span><text:span text:style-name="T41_59">loss</text:span><text:span text:style-name="T41_60"><text:s/></text:span><text:span text:style-name="T41_61">of</text:span><text:span text:style-name="T41_62"><text:s/></text:span><text:span text:style-name="T41_63">internet</text:span><text:span text:style-name="T41_64"><text:s/></text:span><text:span text:style-name="T41_65">connection</text:span><text:span text:style-name="T41_66">,<text:s/></text:span><text:span text:style-name="T41_67">missing</text:span><text:span text:style-name="T41_68"><text:s/></text:span><text:span text:style-name="T41_69">settings</text:span><text:span text:style-name="T41_70"><text:s/></text:span><text:span text:style-name="T41_71">file</text:span><text:span text:style-name="T41_72"><text:s/></text:span><text:span text:style-name="T41_73">or</text:span><text:span text:style-name="T41_74"><text:s/></text:span><text:span text:style-name="T41_75">permissions</text:span><text:span text:style-name="T41_76">.</text:span></text:p>
      <text:h text:style-name="P42" text:outline-level="10"><text:bookmark-start text:name="h.8smt2i7zvy2y"/><text:bookmark-end text:name="h.8smt2i7zvy2y"/><text:span text:style-name="T42_1">Recoverability</text:span></text:h>
      <text:p text:style-name="P43"><text:span text:style-name="T43_1">If</text:span><text:span text:style-name="T43_2"><text:s/></text:span><text:span text:style-name="T43_3">the</text:span><text:span text:style-name="T43_4"><text:s/></text:span><text:span text:style-name="T43_5">settings</text:span><text:span text:style-name="T43_6"><text:s/></text:span><text:span text:style-name="T43_7">file</text:span><text:span text:style-name="T43_8"><text:s/></text:span><text:span text:style-name="T43_9">is</text:span><text:span text:style-name="T43_10"><text:s/></text:span><text:span text:style-name="T43_11">missing</text:span><text:span text:style-name="T43_12"><text:s/></text:span><text:span text:style-name="T43_13">then</text:span><text:span text:style-name="T43_14"><text:s/></text:span><text:span text:style-name="T43_15">it</text:span><text:span text:style-name="T43_16"><text:s/></text:span><text:span text:style-name="T43_17">will</text:span><text:span text:style-name="T43_18"><text:s/></text:span><text:span text:style-name="T43_19">be</text:span><text:span text:style-name="T43_20"><text:s/></text:span><text:span text:style-name="T43_21">created</text:span><text:span text:style-name="T43_22"><text:s/></text:span><text:span text:style-name="T43_23">with</text:span><text:span text:style-name="T43_24"><text:s/></text:span><text:span text:style-name="T43_25">default</text:span><text:span text:style-name="T43_26"><text:s/></text:span><text:span text:style-name="T43_27">values</text:span><text:span text:style-name="T43_28"><text:s/></text:span><text:span text:style-name="T43_29">which</text:span><text:span text:style-name="T43_30"><text:s/></text:span><text:span text:style-name="T43_31">then</text:span><text:span text:style-name="T43_32"><text:s/></text:span><text:span text:style-name="T43_33">can</text:span><text:span text:style-name="T43_34"><text:s/></text:span><text:span text:style-name="T43_35">be</text:span><text:span text:style-name="T43_36"><text:s/></text:span><text:span text:style-name="T43_37">altered</text:span><text:span text:style-name="T43_38">.<text:s/></text:span><text:span text:style-name="T43_39">If</text:span><text:span text:style-name="T43_40"><text:s/></text:span><text:span text:style-name="T43_41">the</text:span><text:span text:style-name="T43_42"><text:s/></text:span><text:span text:style-name="T43_43">user</text:span><text:span text:style-name="T43_44"><text:s/></text:span><text:span text:style-name="T43_45">doesn</text:span><text:span text:style-name="T43_46">’</text:span><text:span text:style-name="T43_47">t</text:span><text:span text:style-name="T43_48"><text:s/></text:span><text:span text:style-name="T43_49">have</text:span><text:span text:style-name="T43_50"><text:s/></text:span><text:span text:style-name="T43_51">the</text:span><text:span text:style-name="T43_52"><text:s/></text:span><text:span text:style-name="T43_53">appropriate</text:span><text:span text:style-name="T43_54"><text:s/></text:span><text:span text:style-name="T43_55">file</text:span><text:span text:style-name="T43_56"><text:s/></text:span><text:span text:style-name="T43_57">permissions</text:span><text:span text:style-name="T43_58"><text:s/></text:span><text:span text:style-name="T43_59">the</text:span><text:span text:style-name="T43_60"><text:s/></text:span><text:span text:style-name="T43_61">user</text:span><text:span text:style-name="T43_62"><text:s/></text:span><text:span text:style-name="T43_63">need</text:span><text:span text:style-name="T43_64"><text:s/></text:span><text:span text:style-name="T43_65">to</text:span><text:span text:style-name="T43_66"><text:s/></text:span><text:span text:style-name="T43_67">contact</text:span><text:span text:style-name="T43_68"><text:s/></text:span><text:span text:style-name="T43_69">their</text:span><text:span text:style-name="T43_70"><text:s/></text:span><text:span text:style-name="T43_71">computer</text:span><text:span text:style-name="T43_72"><text:s/></text:span><text:span text:style-name="T43_73">administrator</text:span><text:span text:style-name="T43_74"><text:s/></text:span><text:span text:style-name="T43_75">to</text:span><text:span text:style-name="T43_76"><text:s/></text:span><text:span text:style-name="T43_77">get</text:span><text:span text:style-name="T43_78"><text:s/></text:span><text:span text:style-name="T43_79">these</text:span><text:span text:style-name="T43_80"><text:s/></text:span><text:span text:style-name="T43_81">right</text:span><text:span text:style-name="T43_82">,<text:s/></text:span><text:span text:style-name="T43_83">which</text:span><text:span text:style-name="T43_84"><text:s/></text:span><text:span text:style-name="T43_85">should</text:span><text:span text:style-name="T43_86"><text:s/></text:span><text:span text:style-name="T43_87">be</text:span><text:span text:style-name="T43_88"><text:s/></text:span><text:span text:style-name="T43_89">in</text:span><text:span text:style-name="T43_90"><text:s/></text:span><text:span text:style-name="T43_91">the</text:span><text:span text:style-name="T43_92"><text:s/></text:span><text:span text:style-name="T43_93">user</text:span><text:span text:style-name="T43_94">’</text:span><text:span text:style-name="T43_95">s</text:span><text:span text:style-name="T43_96"><text:s/></text:span><text:span text:style-name="T43_97">own</text:span><text:span text:style-name="T43_98"><text:s/></text:span><text:span text:style-name="T43_99">home</text:span><text:span text:style-name="T43_100">.</text:span></text:p>
      <text:p text:style-name="P44"><text:span text:style-name="T44_1">If</text:span><text:span text:style-name="T44_2"><text:s/></text:span><text:span text:style-name="T44_3">the</text:span><text:span text:style-name="T44_4"><text:s/></text:span><text:span text:style-name="T44_5">internet</text:span><text:span text:style-name="T44_6"><text:s/></text:span><text:span text:style-name="T44_7">connection</text:span><text:span text:style-name="T44_8"><text:s/></text:span><text:span text:style-name="T44_9">is</text:span><text:span text:style-name="T44_10"><text:s/></text:span><text:span text:style-name="T44_11">lost</text:span><text:span text:style-name="T44_12">,<text:s/></text:span><text:span text:style-name="T44_13">then</text:span><text:span text:style-name="T44_14"><text:s/></text:span><text:span text:style-name="T44_15">a</text:span><text:span text:style-name="T44_16"><text:s/></text:span><text:span text:style-name="T44_17">reconnection</text:span><text:span text:style-name="T44_18"><text:s/></text:span><text:span text:style-name="T44_19">will</text:span><text:span text:style-name="T44_20"><text:s/></text:span><text:span text:style-name="T44_21">solve</text:span><text:span text:style-name="T44_22"><text:s/></text:span><text:span text:style-name="T44_23">the</text:span><text:span text:style-name="T44_24"><text:s/></text:span><text:span text:style-name="T44_25">problem</text:span><text:span text:style-name="T44_26">.</text:span></text:p>
      <text:h text:style-name="P45" text:outline-level="10"><text:bookmark-start text:name="h.mwiu3l1jfkh"/><text:bookmark-end text:name="h.mwiu3l1jfkh"/><text:span text:style-name="T45_1">Predictability</text:span></text:h>
      <text:p text:style-name="P46"><text:span text:style-name="T46_1">Usually</text:span><text:span text:style-name="T46_2"><text:s/></text:span><text:span text:style-name="T46_3">it</text:span><text:span text:style-name="T46_4"><text:s/></text:span><text:span text:style-name="T46_5">isn</text:span><text:span text:style-name="T46_6">’</text:span><text:span text:style-name="T46_7">t</text:span><text:span text:style-name="T46_8"><text:s/></text:span><text:span text:style-name="T46_9">predictable</text:span><text:span text:style-name="T46_10"><text:s/></text:span><text:span text:style-name="T46_11">when</text:span><text:span text:style-name="T46_12"><text:s/></text:span><text:span text:style-name="T46_13">the</text:span><text:span text:style-name="T46_14"><text:s/></text:span><text:span text:style-name="T46_15">user</text:span><text:span text:style-name="T46_16"><text:s/></text:span><text:span text:style-name="T46_17">might</text:span><text:span text:style-name="T46_18"><text:s/></text:span><text:span text:style-name="T46_19">or</text:span><text:span text:style-name="T46_20"><text:s/></text:span><text:span text:style-name="T46_21">might</text:span><text:span text:style-name="T46_22"><text:s/></text:span><text:span text:style-name="T46_23">not</text:span><text:span text:style-name="T46_24"><text:s/></text:span><text:span text:style-name="T46_25">have</text:span><text:span text:style-name="T46_26"><text:s/></text:span><text:span text:style-name="T46_27">access</text:span><text:span text:style-name="T46_28"><text:s/></text:span><text:span text:style-name="T46_29">to</text:span><text:span text:style-name="T46_30"><text:s/></text:span><text:span text:style-name="T46_31">the</text:span><text:span text:style-name="T46_32"><text:s/></text:span><text:span text:style-name="T46_33">internet</text:span><text:span text:style-name="T46_34">.</text:span></text:p>
      <text:p text:style-name="P47"><text:span text:style-name="T47_1">Altering</text:span><text:span text:style-name="T47_2"><text:s/></text:span><text:span text:style-name="T47_3">the</text:span><text:span text:style-name="T47_4"><text:s/></text:span><text:span text:style-name="T47_5">file</text:span><text:span text:style-name="T47_6"><text:s/></text:span><text:span text:style-name="T47_7">permissions</text:span><text:span text:style-name="T47_8"><text:s/></text:span><text:span text:style-name="T47_9">or</text:span><text:span text:style-name="T47_10"><text:s/></text:span><text:span text:style-name="T47_11">deleting</text:span><text:span text:style-name="T47_12"><text:s/></text:span><text:span text:style-name="T47_13">the</text:span><text:span text:style-name="T47_14"><text:s/></text:span><text:span text:style-name="T47_15">settings</text:span><text:span text:style-name="T47_16"><text:s/></text:span><text:span text:style-name="T47_17">file</text:span><text:span text:style-name="T47_18"><text:s/></text:span><text:span text:style-name="T47_19">is</text:span><text:span text:style-name="T47_20"><text:s/></text:span><text:span text:style-name="T47_21">extremely</text:span><text:span text:style-name="T47_22"><text:s/></text:span><text:span text:style-name="T47_23">unpredictable</text:span><text:span text:style-name="T47_24"><text:s/></text:span><text:span text:style-name="T47_25">and</text:span><text:span text:style-name="T47_26"><text:s/></text:span><text:span text:style-name="T47_27">normally</text:span><text:span text:style-name="T47_28"><text:s/></text:span><text:span text:style-name="T47_29">never</text:span><text:span text:style-name="T47_30"><text:s/></text:span><text:span text:style-name="T47_31">happens</text:span><text:span text:style-name="T47_32">.</text:span></text:p>
      <text:h text:style-name="P48" text:outline-level="10"><text:bookmark-start text:name="h.ns3j9i2qc6lq"/><text:bookmark-end text:name="h.ns3j9i2qc6lq"/><text:span text:style-name="T48_1">Performance</text:span></text:h>
      <text:h text:style-name="P49" text:outline-level="10"><text:bookmark-start text:name="h.44gecntzrxno"/><text:bookmark-end text:name="h.44gecntzrxno"/><text:span text:style-name="T49_1">Response</text:span><text:span text:style-name="T49_2"><text:s/></text:span><text:span text:style-name="T49_3">time</text:span></text:h>
      <text:p text:style-name="P50"><text:span text:style-name="T50_1">If</text:span><text:span text:style-name="T50_2"><text:s/></text:span><text:span text:style-name="T50_3">the</text:span><text:span text:style-name="T50_4"><text:s/></text:span><text:span text:style-name="T50_5">program</text:span><text:span text:style-name="T50_6"><text:s/></text:span><text:span text:style-name="T50_7">has</text:span><text:span text:style-name="T50_8"><text:s/></text:span><text:span text:style-name="T50_9">to</text:span><text:span text:style-name="T50_10"><text:s/></text:span><text:span text:style-name="T50_11">wait</text:span><text:span text:style-name="T50_12"><text:s/></text:span><text:span text:style-name="T50_13">for</text:span><text:span text:style-name="T50_14"><text:s/></text:span><text:span text:style-name="T50_15">a</text:span><text:span text:style-name="T50_16"><text:s/></text:span><text:span text:style-name="T50_17">response</text:span><text:span text:style-name="T50_18"><text:s/></text:span><text:span text:style-name="T50_19">from</text:span><text:span text:style-name="T50_20"><text:s/></text:span><text:span text:style-name="T50_21">an</text:span><text:span text:style-name="T50_22"><text:s/></text:span><text:span text:style-name="T50_23">external</text:span><text:span text:style-name="T50_24"><text:s/></text:span><text:span text:style-name="T50_25">source</text:span><text:span text:style-name="T50_26">,<text:s/></text:span><text:span text:style-name="T50_27">then</text:span><text:span text:style-name="T50_28"><text:s/></text:span><text:span text:style-name="T50_29">there</text:span><text:span text:style-name="T50_30"><text:s/></text:span><text:span text:style-name="T50_31">is</text:span><text:span text:style-name="T50_32"><text:s/></text:span><text:span text:style-name="T50_33">a</text:span><text:span text:style-name="T50_34"><text:s/></text:span><text:span text:style-name="T50_35">timeout</text:span><text:span text:style-name="T50_36"><text:s/></text:span><text:span text:style-name="T50_37">when</text:span><text:span text:style-name="T50_38"><text:s/></text:span><text:span text:style-name="T50_39">the</text:span><text:span text:style-name="T50_40"><text:s/></text:span><text:span text:style-name="T50_41">program</text:span><text:span text:style-name="T50_42"><text:s/></text:span><text:span text:style-name="T50_43">has</text:span><text:span text:style-name="T50_44"><text:s/></text:span><text:span text:style-name="T50_45">waited</text:span><text:span text:style-name="T50_46"><text:s/></text:span><text:span text:style-name="T50_47">for</text:span><text:span text:style-name="T50_48"><text:s/></text:span><text:span text:style-name="T50_49">X</text:span><text:span text:style-name="T50_50"><text:s/></text:span><text:span text:style-name="T50_51">seconds</text:span><text:span text:style-name="T50_52">.</text:span></text:p>
      <text:p text:style-name="P51"/>
      <text:p text:style-name="P52"/>
      <text:p text:style-name="P53"><text:span text:style-name="T53_1">Showing</text:span><text:span text:style-name="T53_2"><text:s/></text:span><text:span text:style-name="T53_3">new</text:span><text:span text:style-name="T53_4"><text:s/></text:span><text:span text:style-name="T53_5">views</text:span><text:span text:style-name="T53_6"><text:s/></text:span><text:span text:style-name="T53_7">is</text:span><text:span text:style-name="T53_8"><text:s/></text:span><text:span text:style-name="T53_9">instant</text:span><text:span text:style-name="T53_10"><text:s/>(</text:span><text:span text:style-name="T53_11">as</text:span><text:span text:style-name="T53_12"><text:s/></text:span><text:span text:style-name="T53_13">fast</text:span><text:span text:style-name="T53_14"><text:s/></text:span><text:span text:style-name="T53_15">as</text:span><text:span text:style-name="T53_16"><text:s/></text:span><text:span text:style-name="T53_17">the</text:span><text:span text:style-name="T53_18"><text:s/></text:span><text:span text:style-name="T53_19">computer</text:span><text:span text:style-name="T53_20"><text:s/></text:span><text:span text:style-name="T53_21">can</text:span><text:span text:style-name="T53_22"><text:s/></text:span><text:span text:style-name="T53_23">handle</text:span><text:span text:style-name="T53_24">),<text:s/></text:span><text:span text:style-name="T53_25">however</text:span><text:span text:style-name="T53_26"><text:s/></text:span><text:span text:style-name="T53_27">if</text:span><text:span text:style-name="T53_28"><text:s/></text:span><text:span text:style-name="T53_29">data</text:span><text:span text:style-name="T53_30"><text:s/></text:span><text:span text:style-name="T53_31">from</text:span><text:span text:style-name="T53_32"><text:s/></text:span><text:span text:style-name="T53_33">an</text:span><text:span text:style-name="T53_34"><text:s/></text:span><text:span text:style-name="T53_35">external</text:span><text:span text:style-name="T53_36"><text:s/></text:span><text:span text:style-name="T53_37">source</text:span><text:span text:style-name="T53_38"><text:s/></text:span><text:span text:style-name="T53_39">should</text:span><text:span text:style-name="T53_40"><text:s/></text:span><text:span text:style-name="T53_41">be</text:span><text:span text:style-name="T53_42"><text:s/></text:span><text:span text:style-name="T53_43">displayed</text:span><text:span text:style-name="T53_44"><text:s/></text:span><text:span text:style-name="T53_45">in</text:span><text:span text:style-name="T53_46"><text:s/></text:span><text:span text:style-name="T53_47">the</text:span><text:span text:style-name="T53_48"><text:s/></text:span><text:span text:style-name="T53_49">view</text:span><text:span text:style-name="T53_50">,<text:s/></text:span><text:span text:style-name="T53_51">then</text:span><text:span text:style-name="T53_52"><text:s/></text:span><text:span text:style-name="T53_53">the</text:span><text:span text:style-name="T53_54"><text:s/></text:span><text:span text:style-name="T53_55">program</text:span><text:span text:style-name="T53_56"><text:s/></text:span><text:span text:style-name="T53_57">waits</text:span><text:span text:style-name="T53_58"><text:s/></text:span><text:span text:style-name="T53_59">for</text:span><text:span text:style-name="T53_60"><text:s/></text:span><text:span text:style-name="T53_61">the</text:span><text:span text:style-name="T53_62"><text:s/></text:span><text:span text:style-name="T53_63">data</text:span><text:span text:style-name="T53_64"><text:s/></text:span><text:span text:style-name="T53_65">before</text:span><text:span text:style-name="T53_66"><text:s/></text:span><text:span text:style-name="T53_67">displaying</text:span><text:span text:style-name="T53_68"><text:s/></text:span><text:span text:style-name="T53_69">the</text:span><text:span text:style-name="T53_70"><text:s/></text:span><text:span text:style-name="T53_71">new</text:span><text:span text:style-name="T53_72"><text:s/></text:span><text:span text:style-name="T53_73">view</text:span><text:span text:style-name="T53_74">.<text:s/></text:span><text:span text:style-name="T53_75">A</text:span><text:span text:style-name="T53_76"><text:s/></text:span><text:span text:style-name="T53_77">message</text:span><text:span text:style-name="T53_78"><text:s/></text:span><text:span text:style-name="T53_79">or</text:span><text:span text:style-name="T53_80"><text:s/>“</text:span><text:span text:style-name="T53_81">loading</text:span><text:span text:style-name="T53_82"><text:s/></text:span><text:span text:style-name="T53_83">screen</text:span><text:span text:style-name="T53_84">”<text:s/></text:span><text:span text:style-name="T53_85">is</text:span><text:span text:style-name="T53_86"><text:s/></text:span><text:span text:style-name="T53_87">displayed</text:span><text:span text:style-name="T53_88"><text:s/></text:span><text:span text:style-name="T53_89">in</text:span><text:span text:style-name="T53_90"><text:s/></text:span><text:span text:style-name="T53_91">the</text:span><text:span text:style-name="T53_92"><text:s/></text:span><text:span text:style-name="T53_93">meantime</text:span><text:span text:style-name="T53_94">.</text:span></text:p>
      <text:p text:style-name="P54"/>
      <text:h text:style-name="P55" text:outline-level="10"><text:bookmark-start text:name="h.oe7765e79zo6"/><text:bookmark-end text:name="h.oe7765e79zo6"/><text:span text:style-name="T55_1">Resource</text:span><text:span text:style-name="T55_2"><text:s/></text:span><text:span text:style-name="T55_3">usage</text:span></text:h>
      <text:p text:style-name="P56"><text:span text:style-name="T56_1">The</text:span><text:span text:style-name="T56_2"><text:s/></text:span><text:span text:style-name="T56_3">programs</text:span><text:span text:style-name="T56_4"><text:s/></text:span><text:span text:style-name="T56_5">resource</text:span><text:span text:style-name="T56_6"><text:s/></text:span><text:span text:style-name="T56_7">usage</text:span><text:span text:style-name="T56_8"><text:s/></text:span><text:span text:style-name="T56_9">is</text:span><text:span text:style-name="T56_10"><text:s/></text:span><text:span text:style-name="T56_11">of</text:span><text:span text:style-name="T56_12"><text:s/></text:span><text:span text:style-name="T56_13">a</text:span><text:span text:style-name="T56_14"><text:s/></text:span><text:span text:style-name="T56_15">basic</text:span><text:span text:style-name="T56_16"><text:s/></text:span><text:span text:style-name="T56_17">program</text:span><text:span text:style-name="T56_18"><text:s/></text:span><text:span text:style-name="T56_19">using</text:span><text:span text:style-name="T56_20"><text:s/></text:span><text:span text:style-name="T56_21">javafx</text:span><text:span text:style-name="T56_22"><text:s/></text:span><text:span text:style-name="T56_23">running</text:span><text:span text:style-name="T56_24"><text:s/></text:span><text:span text:style-name="T56_25">in</text:span><text:span text:style-name="T56_26"><text:s/></text:span><text:span text:style-name="T56_27">java</text:span><text:span text:style-name="T56_28"><text:s/></text:span><text:span text:style-name="T56_29">virtual</text:span><text:span text:style-name="T56_30"><text:s/></text:span><text:span text:style-name="T56_31">machine</text:span><text:span text:style-name="T56_32">.<text:s/></text:span><text:span text:style-name="T56_33">The</text:span><text:span text:style-name="T56_34"><text:s/></text:span><text:span text:style-name="T56_35">program</text:span><text:span text:style-name="T56_36"><text:s/></text:span><text:span text:style-name="T56_37">will</text:span><text:span text:style-name="T56_38"><text:s/></text:span><text:span text:style-name="T56_39">not</text:span><text:span text:style-name="T56_40"><text:s/></text:span><text:span text:style-name="T56_41">perform</text:span><text:span text:style-name="T56_42"><text:s/></text:span><text:span text:style-name="T56_43">any</text:span><text:span text:style-name="T56_44"><text:s/></text:span><text:span text:style-name="T56_45">actions</text:span><text:span text:style-name="T56_46"><text:s/></text:span><text:span text:style-name="T56_47">if</text:span><text:span text:style-name="T56_48"><text:s/></text:span><text:span text:style-name="T56_49">the</text:span><text:span text:style-name="T56_50"><text:s/></text:span><text:span text:style-name="T56_51">user</text:span><text:span text:style-name="T56_52"><text:s/></text:span><text:span text:style-name="T56_53">is</text:span><text:span text:style-name="T56_54"><text:s/></text:span><text:span text:style-name="T56_55">idle</text:span><text:span text:style-name="T56_56">.</text:span></text:p>
      <text:p text:style-name="P57"/>
      <text:p text:style-name="P58"/>
      <text:h text:style-name="P59" text:outline-level="10"><text:bookmark-start text:name="h.bhejy77s6icm"/><text:bookmark-end text:name="h.bhejy77s6icm"/><text:span text:style-name="T59_1">Supportability</text:span></text:h>
      <text:p text:style-name="P60"><text:span text:style-name="T60_1">Swappable</text:span><text:span text:style-name="T60_2"><text:s/></text:span><text:span text:style-name="T60_3">language</text:span><text:span text:style-name="T60_4"><text:s/></text:span><text:span text:style-name="T60_5">file</text:span><text:span text:style-name="T60_6"><text:s/></text:span><text:span text:style-name="T60_7">is</text:span><text:span text:style-name="T60_8"><text:s/></text:span><text:span text:style-name="T60_9">integrated</text:span><text:span text:style-name="T60_10"><text:s/></text:span><text:span text:style-name="T60_11">if</text:span><text:span text:style-name="T60_12"><text:s/></text:span><text:span text:style-name="T60_13">there</text:span><text:span text:style-name="T60_14"><text:s/></text:span><text:span text:style-name="T60_15">is</text:span><text:span text:style-name="T60_16"><text:s/></text:span><text:span text:style-name="T60_17">enough</text:span><text:span text:style-name="T60_18"><text:s/></text:span><text:span text:style-name="T60_19">time</text:span><text:span text:style-name="T60_20"><text:s/></text:span><text:span text:style-name="T60_21">to</text:span><text:span text:style-name="T60_22"><text:s/></text:span><text:span text:style-name="T60_23">do</text:span><text:span text:style-name="T60_24"><text:s/></text:span><text:span text:style-name="T60_25">that</text:span><text:span text:style-name="T60_26">.</text:span></text:p>
      <text:h text:style-name="P61" text:outline-level="10"><text:bookmark-start text:name="h.b8x2s7t0q5e8"/><text:bookmark-end text:name="h.b8x2s7t0q5e8"/><text:span text:style-name="T61_1">Legal</text:span></text:h>
      <text:p text:style-name="P62"><text:span text:style-name="T62_1">The</text:span><text:span text:style-name="T62_2"><text:s/></text:span><text:span text:style-name="T62_3">module</text:span><text:span text:style-name="T62_4"><text:s/></text:span><text:span text:style-name="T62_5">for</text:span><text:span text:style-name="T62_6"><text:s/></text:span><text:span text:style-name="T62_7">using</text:span><text:span text:style-name="T62_8"><text:s/></text:span><text:span text:style-name="T62_9">FTP</text:span><text:span text:style-name="T62_10"><text:s/></text:span><text:span text:style-name="T62_11">is</text:span><text:span text:style-name="T62_12"><text:s/></text:span><text:span text:style-name="T62_13">licensed</text:span><text:span text:style-name="T62_14"><text:s/></text:span><text:span text:style-name="T62_15">under</text:span><text:span text:style-name="T62_16"><text:s/></text:span><text:span text:style-name="T62_17">the</text:span><text:span text:style-name="T62_18"><text:s/></text:span><text:span text:style-name="T62_19">Apache</text:span><text:span text:style-name="T62_20"><text:s/></text:span><text:span text:style-name="T62_21">License</text:span><text:span text:style-name="T62_2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